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(325)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ItemUI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Model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fileConfiguration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ToDoList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gnitive/ui/WizDescri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gefext/ArgoModeCreate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Fa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etMode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TabResul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PerspectiveConfigu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DiagramTo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ModelToDiagra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NamespaceToOwned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fileConfigurationTo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TMResul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AbstractCrTooMan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Insid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ModePlace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Deployment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omment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Dependen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Messag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FileImportUtil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Class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SourcePathDialog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ListCellRender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all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Add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lementResiden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tereotypeList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51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6:15:11.971357171</dc:date>
    <meta:document-statistic meta:table-count="1" meta:cell-count="1022" meta:object-count="0"/>
    <meta:generator>LibreOffice/4.2.7.2$Linux_X86_64 LibreOffice_project/420m0$Build-2</meta:generator>
  </office:meta>
</office:document-meta>
</file>